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rsid="001c401a" officeooo:paragraph-rsid="001c401a" style:font-weight-asian="bold" style:font-weight-complex="bold"/>
    </style:style>
    <style:style style:name="P3" style:family="paragraph" style:parent-style-name="Preformatted_20_Text">
      <style:text-properties officeooo:rsid="000efe10" officeooo:paragraph-rsid="000efe10"/>
    </style:style>
    <style:style style:name="P4" style:family="paragraph" style:parent-style-name="Preformatted_20_Text">
      <style:text-properties officeooo:paragraph-rsid="000efe10"/>
    </style:style>
    <style:style style:name="P5" style:family="paragraph" style:parent-style-name="Preformatted_20_Text">
      <style:text-properties fo:font-weight="normal" officeooo:rsid="00180dd3" officeooo:paragraph-rsid="00180dd3" style:font-weight-asian="normal" style:font-weight-complex="normal"/>
    </style:style>
    <style:style style:name="P6" style:family="paragraph" style:parent-style-name="Preformatted_20_Text">
      <style:text-properties fo:font-weight="normal" officeooo:rsid="001b1fee" officeooo:paragraph-rsid="001b1fee" style:font-weight-asian="normal" style:font-weight-complex="normal"/>
    </style:style>
    <style:style style:name="P7" style:family="paragraph" style:parent-style-name="Preformatted_20_Text">
      <style:text-properties style:font-name="Liberation Mono" fo:font-size="10pt" fo:font-weight="normal" officeooo:rsid="0019e8cd" officeooo:paragraph-rsid="0019e8cd" style:font-name-asian="NSimSun1" style:font-size-asian="10pt" style:font-weight-asian="normal" style:font-name-complex="Liberation Mono" style:font-size-complex="10pt" style:font-weight-complex="normal"/>
    </style:style>
    <style:style style:name="P8" style:family="paragraph" style:parent-style-name="Preformatted_20_Text">
      <style:text-properties style:font-name="Liberation Mono" fo:font-size="10pt" fo:font-weight="bold" officeooo:rsid="0019e8cd" officeooo:paragraph-rsid="0019e8cd" style:font-name-asian="NSimSun1" style:font-size-asian="10pt" style:font-weight-asian="bold" style:font-name-complex="Liberation Mono" style:font-size-complex="10pt" style:font-weight-complex="bold"/>
    </style:style>
    <style:style style:name="P9" style:family="paragraph" style:parent-style-name="Preformatted_20_Text">
      <style:text-properties fo:font-weight="normal" style:font-weight-asian="normal" style:font-weight-complex="normal"/>
    </style:style>
    <style:style style:name="P10" style:family="paragraph" style:parent-style-name="Preformatted_20_Text">
      <style:text-properties fo:font-weight="normal" officeooo:rsid="001c401a" officeooo:paragraph-rsid="001c401a" style:font-weight-asian="normal" style:font-weight-complex="normal"/>
    </style:style>
    <style:style style:name="P11" style:family="paragraph" style:parent-style-name="Preformatted_20_Text">
      <style:text-properties fo:font-weight="normal" officeooo:rsid="001fb894" officeooo:paragraph-rsid="001fb894" style:font-weight-asian="normal" style:font-weight-complex="normal"/>
    </style:style>
    <style:style style:name="P12" style:family="paragraph" style:parent-style-name="Preformatted_20_Text">
      <style:text-properties fo:font-weight="bold" officeooo:rsid="001fb894" officeooo:paragraph-rsid="001fb89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fe1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b1f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_services:</text:p>
      <text:p text:style-name="P1">@Injectable({ providedIn: 'root' })</text:p>
      <text:p text:style-name="Preformatted_20_Text"/>
      <text:p text:style-name="Preformatted_20_Text"><text:tab/>Dekorator koji speificiraju da Angular moze koristiti klasu koja sledi u DI sistemu.</text:p>
      <text:p text:style-name="Preformatted_20_Text"><text:tab/>providedIn: 'root', znaci da je klasa vidljiva u aplikaciji. <text:s/></text:p>
      <text:p text:style-name="P1">BehaviorSubject, Observable, AsyncSubject, ReplySubject =&gt; RxJS</text:p>
      <text:p text:style-name="Preformatted_20_Text"><text:tab/>-specijalni tip Observable, koji deli jednistveno izvrsenje na vise observers.</text:p>
      <text:p text:style-name="Preformatted_20_Text"><text:tab/><text:span text:style-name="T1">BehaviorSubject:</text:span> zahteva pocetnu vrednost i prikazuje trenutnu vrednost novim </text:p>
      <text:p text:style-name="Preformatted_20_Text">subovima.</text:p>
      <text:p text:style-name="Preformatted_20_Text"><text:tab/>// RxJS v6+</text:p>
      <text:p text:style-name="Preformatted_20_Text"><text:tab/>import { BehaviorSubject } from 'rxjs';</text:p>
      <text:p text:style-name="Preformatted_20_Text"/>
      <text:p text:style-name="Preformatted_20_Text"><text:tab/>const subject = new BehaviorSubject(123);</text:p>
      <text:p text:style-name="Preformatted_20_Text"/>
      <text:p text:style-name="Preformatted_20_Text"><text:tab/>// two new subscribers will get initial value =&gt; output: 123, 123</text:p>
      <text:p text:style-name="Preformatted_20_Text"><text:tab/>subject.subscribe(console.log);</text:p>
      <text:p text:style-name="Preformatted_20_Text"><text:tab/>subject.subscribe(console.log);</text:p>
      <text:p text:style-name="Preformatted_20_Text"/>
      <text:p text:style-name="Preformatted_20_Text"><text:tab/>// two subscribers will get new value =&gt; output: 456, 456</text:p>
      <text:p text:style-name="Preformatted_20_Text"><text:tab/>subject.next(456);</text:p>
      <text:p text:style-name="Preformatted_20_Text"/>
      <text:p text:style-name="Preformatted_20_Text"><text:tab/>// new subscriber will get latest value (456) =&gt; output: 456</text:p>
      <text:p text:style-name="Preformatted_20_Text"><text:tab/>subject.subscribe(console.log);</text:p>
      <text:p text:style-name="Preformatted_20_Text"/>
      <text:p text:style-name="Preformatted_20_Text"><text:tab/>// all three subscribers will get new value =&gt; output: 789, 789, 789</text:p>
      <text:p text:style-name="Preformatted_20_Text"><text:tab/>subject.next(789);</text:p>
      <text:p text:style-name="Preformatted_20_Text"/>
      <text:p text:style-name="Preformatted_20_Text"><text:tab/><text:span text:style-name="T1">Observable/Subscription:</text:span> stream ili ivor podataka koji moze doci u tokom vremena. Najcesce se pravi za event-e. button clicks, mouse move, input into text field, route change. </text:p>
      <text:p text:style-name="P3">Subscriber pokrece akciju pomocu subcribe. </text:p>
      <text:p text:style-name="P3"/>
      <text:p text:style-name="P3"><text:tab/>// import the fromEvent operator</text:p>
      <text:p text:style-name="P3"><text:tab/>import { fromEvent } from 'rxjs';</text:p>
      <text:p text:style-name="P3"/>
      <text:p text:style-name="P3"><text:tab/>// grab button reference</text:p>
      <text:p text:style-name="P3"><text:tab/>const button = document.getElementById('myButton');</text:p>
      <text:p text:style-name="P3"/>
      <text:p text:style-name="P3"><text:tab/>// create an observable of button clicks</text:p>
      <text:p text:style-name="P3"><text:tab/>const myObservable = fromEvent(button, 'click');</text:p>
      <text:p text:style-name="P3"/>
      <text:p text:style-name="P3"><text:tab/>// instead of a function, we will pass an object with next, error, and complete methods</text:p>
      <text:p text:style-name="P3"/>
      <text:p text:style-name="P3"><text:tab/>const subscription = myObservable.subscribe({</text:p>
      <text:p text:style-name="P3"><text:s text:c="2"/><text:tab/>// on successful emissions</text:p>
      <text:p text:style-name="P3"><text:s text:c="2"/><text:tab/>next: event =&gt; console.log(event),</text:p>
      <text:p text:style-name="P3"><text:s text:c="2"/><text:tab/>// on errors</text:p>
      <text:p text:style-name="P3"><text:s text:c="2"/><text:tab/>error: error =&gt; console.log(error),</text:p>
      <text:p text:style-name="P3"><text:s text:c="2"/><text:tab/>// called once on completion</text:p>
      <text:p text:style-name="P3"><text:s text:c="2"/><text:tab/>complete: () =&gt; console.log('complete!')</text:p>
      <text:p text:style-name="P3"><text:tab/>});</text:p>
      <text:p text:style-name="P3"/>
      <text:p text:style-name="P3"/>
      <text:p text:style-name="P3"/>
      <text:p text:style-name="P3"/>
      <text:p text:style-name="P3"/>
      <text:p text:style-name="P4"><text:soft-page-break/><text:span text:style-name="T2"><text:tab/></text:span>It's important to note that each subscription will create a new execution context. This means calling <text:span text:style-name="Source_20_Text">subscribe</text:span> a second time will create a new event listener </text:p>
      <text:p text:style-name="P4">By default, a subscription creates a one on one, one-sided conversation between the observable and observer. This is like your boss (the observable) yelling (emitting) at you (the observer) for merging a bad PR. This is also known as <text:span text:style-name="Strong_20_Emphasis">unicasting</text:span>. If you prefer a conference talk scenario - one observable, many observers - you will take a different approach which includes <text:span text:style-name="Strong_20_Emphasis">multicasting</text:span> with <text:span text:style-name="Source_20_Text">Subjects</text:span> </text:p>
      <text:p text:style-name="Preformatted_20_Text"/>
      <text:p text:style-name="P1">Gde se inicijalizuje Router?</text:p>
      <text:p text:style-name="P1"/>
      <text:p text:style-name="P6">Izgleda da se to radi u glavnom NgModule-u.</text:p>
      <text:p text:style-name="P1"/>
      <text:p text:style-name="P1">HttpClient<text:line-break/></text:p>
      <text:p text:style-name="P5">Angular Client koji omogucava komunikaciju sa HTTP Api-jem. <text:line-break/>Omogucava da se zahevaju podaci I to sa doredjenim response tipom..npr UserResponse.<text:line-break/>Error handlig, testiranje, <text:line-break/>Request I response interception = presretanje: Definisemo interceptiore koji pregledaju I transformisu HTTP zahtev iz aplikacije na server. Isto to moze da se desi I odgovorom od strane servera. </text:p>
      <text:p text:style-name="P5"/>
      <text:p text:style-name="P1">localStorage<text:line-break/></text:p>
      <text:p text:style-name="P7">localStorage cuva podatke na klijentovom kompjuteru. Cuvaju se key/value podaci u web browser-u I ti podaci nemaju datum isteka. Ali postoji metoda koja moze da ih obrise. Slobodno je oko 5MB podataka za local I 4KB za cookie. Dodatno, localStorage, podaci se ne salju nazad na setver svakim HTTP request-om. Moze da se cuva bilo sta, cak I JSON format, ali kada se cuvaju konvertuju se u string. </text:p>
      <text:p text:style-name="P7"/>
      <text:p text:style-name="P8">SessionStorage</text:p>
      <text:p text:style-name="P8"/>
      <text:p text:style-name="P7">isto radi kao I localStorage I koriste se iste metode za cuvanje I vracanje podataka. Glavna ralzike je sto ovde podaci postoje sve dok prozor ili tab se ne zatvore dok kod localStorage postoje sve dok <text:span text:style-name="T1">korisnik ne obrise rucno browser kes ili dok web app ne obrise te podatke nekom metodom. </text:span></text:p>
      <text:p text:style-name="P7"/>
      <text:p text:style-name="P8">Cookies</text:p>
      <text:p text:style-name="P8"/>
      <text:p text:style-name="P7">malo pakovanje podataka koji se cuvaju od strane browser-a <text:span text:style-name="T4">I websajtovi imaju tendenciju da koriste ove podatke za razlicite stvari. Postoje keoz vise zahteva.</text:span></text:p>
      <text:p text:style-name="P1"/>
      <text:p text:style-name="P1">.pipe</text:p>
      <text:p text:style-name="P1"><text:span text:style-name="T3">The </text:span><text:span text:style-name="Source_20_Text"><text:span text:style-name="T3">pipe</text:span></text:span><text:span text:style-name="T3"> function is the assembly line from your observable data source through your operators. Just like raw material in a factory goes through a series of stops before it becomes a finished product, source data can pass through a </text:span><text:span text:style-name="Source_20_Text"><text:span text:style-name="T3">pipe</text:span></text:span><text:span text:style-name="T3">-line of operators where you can manipulate, filter, and transform the data to fit your use case. </text:span></text:p>
      <text:p text:style-name="P9"/>
      <text:p text:style-name="P2">FromEvent <text:line-break/><text:span text:style-name="T3">metoda koja kreira observable od DOM elementa direktno. Prvi argument je objekat (DOM element), onda ime dogadjaja..Npr input, click.</text:span></text:p>
      <text:p text:style-name="P10"/>
      <text:p text:style-name="P12">{{promenljivaIz.TS}}</text:p>
      <text:p text:style-name="P11">pomaze da se prenesu podaci iz .ts direktno u html...samo se prenese pravo ime promneljive u html.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08T12:29:13.212000000</dc:date>
    <meta:editing-duration>PT3H58M17S</meta:editing-duration>
    <meta:editing-cycles>9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54" meta:word-count="624" meta:character-count="4182" meta:non-whitespace-character-count="3551"/>
  </office:meta>
</office:document-meta>
</file>